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Thin" svg:font-family="'Noto Sans CJK SC Thi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7.1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3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none"/>
      <style:text-properties style:font-name="Liberation Sans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fo:font-weight="normal" style:font-name-asian="Noto Sans CJK SC Thin" style:font-weight-asian="normal" style:font-name-complex="DejaVu Sans Condensed" style:font-weight-complex="normal"/>
    </style:style>
    <style:style style:name="ce20" style:family="table-cell" style:parent-style-name="Default">
      <style:table-cell-properties fo:border-bottom="0.51pt solid #999999" style:text-align-source="fix" style:repeat-content="false" fo:border-left="none" fo:padding="0cm" fo:border-right="none" fo:border-top="0.99pt solid #000000" style:vertical-align="top"/>
      <style:paragraph-properties fo:text-align="start" fo:margin-left="0c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7" style:family="table-cell" style:parent-style-name="Default">
      <style:table-cell-properties fo:border="none"/>
      <style:text-properties style:font-name="Liberation Sans" style:font-name-asian="Noto Sans CJK SC Thin" style:font-name-complex="DejaVu Sans Condensed"/>
    </style:style>
    <style:style style:name="ce8" style:family="table-cell" style:parent-style-name="Default">
      <style:table-cell-properties fo:wrap-option="wrap" fo:border="none" style:vertical-align="top"/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1" style:family="table-cell" style:parent-style-name="Default">
      <style:table-cell-properties fo:border-bottom="0.51pt solid #999999" style:text-align-source="fix" style:repeat-content="false" fo:border-left="none" fo:padding="0cm" fo:border-right="none" fo:border-top="0.99pt solid #000000" style:vertical-align="top"/>
      <style:paragraph-properties fo:text-align="center" fo:margin-left="0c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Liberation Sans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51pt solid #999999" style:text-align-source="fix" style:repeat-content="false" fo:border-left="none" fo:padding="0cm" fo:border-right="none" fo:border-top="0.99pt solid #000000" style:vertical-align="middle"/>
      <style:paragraph-properties fo:text-align="start" fo:margin-left="0c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16" style:family="table-cell" style:parent-style-name="Default">
      <style:table-cell-properties fo:wrap-option="wrap" fo:border="none" style:vertical-align="top"/>
      <style:text-properties style:font-name="Liberation Sans" style:font-name-asian="Noto Sans CJK SC Thin" style:font-name-complex="DejaVu Sans Condensed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fo:border-bottom="0.51pt solid #999999" fo:border-left="none" fo:border-right="none" fo:border-top="0.99pt solid #000000" style:vertical-align="top"/>
      <style:text-properties style:font-name="Liberation Sans"/>
    </style:style>
    <style:style style:name="ce19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Liberation Sans"/>
    </style:style>
    <style:style style:name="ce34" style:family="table-cell" style:parent-style-name="Default" style:data-style-name="N37"/>
    <style:style style:name="T1" style:family="text">
      <style:text-properties style:font-name-asian="Noto Sans CJK SC Thin" style:font-name-complex="DejaVu Sans Condensed" style:font-weight-asian="normal" style:font-weight-complex="normal"/>
    </style:style>
    <style:style style:name="T2" style:family="text">
      <style:text-properties style:font-name-asian="Noto Sans CJK SC Thin" style:font-name-complex="DejaVu Sans Condensed"/>
    </style:style>
    <style:style style:name="T3" style:family="text">
      <style:text-properties style:font-name-asian="WenQuanYi Zen Hei" style:font-name-complex="Lohit Hindi"/>
    </style:style>
  </office:automatic-styles>
  <office:body>
    <office:spreadsheet>
      <table:table table:name="Hoja1" table:style-name="ta1" table:print="false">
        <table:table-column table:style-name="co3" table:default-cell-style-name="ce3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3">
          <table:table-cell table:style-name="ce2" office:value-type="string" calcext:value-type="string" table:number-columns-spanned="6" table:number-rows-spanned="1">
            <text:p>Libro Diario</text:p>
          </table:table-cell>
          <table:covered-table-cell table:number-columns-repeated="5"/>
        </table:table-row>
        <table:table-row table:style-name="ro3">
          <table:table-cell table:style-name="ce2"/>
          <table:table-cell table:number-columns-repeated="5"/>
        </table:table-row>
        <table:table-row table:style-name="ro2">
          <table:table-cell office:value-type="string" calcext:value-type="string">
            <text:p><text:a xlink:href="python://if%20test=%22myset(%7B'number':%20last_entry_number%20+%201%7D)%22" xlink:type="simple">if set number</text:a><text:a xlink:href="python:///if" xlink:type="simple">/if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6" office:value-type="string" calcext:value-type="string">
            <text:p>N.º</text:p>
          </table:table-cell>
          <table:table-cell table:style-name="ce9" office:value-type="string" calcext:value-type="string">
            <text:p>Fecha</text:p>
          </table:table-cell>
          <table:table-cell table:style-name="ce13" office:value-type="string" calcext:value-type="string" table:number-columns-spanned="2" table:number-rows-spanned="1">
            <text:p>Descripción / Cuenta</text:p>
          </table:table-cell>
          <table:covered-table-cell table:style-name="ce6"/>
          <table:table-cell table:style-name="ce9" office:value-type="string" calcext:value-type="string">
            <text:p>Debe</text:p>
          </table:table-cell>
          <table:table-cell table:style-name="ce9" office:value-type="string" calcext:value-type="string">
            <text:p>Haber</text:p>
          </table:table-cell>
        </table:table-row>
        <table:table-row table:style-name="ro2">
          <table:table-cell table:style-name="ce5" office:value-type="string" calcext:value-type="string">
            <text:p><text:span text:style-name="T1"><text:a xlink:href="python://for%20each=%22period%20in%20periods%22" xlink:type="simple">for each period</text:a></text:span></text:p>
          </table:table-cell>
          <table:table-cell table:style-name="ce9" table:number-columns-repeated="2"/>
          <table:table-cell table:style-name="ce6"/>
          <table:table-cell table:style-name="ce9" table:number-columns-repeated="2"/>
        </table:table-row>
        <table:table-row table:style-name="ro2">
          <table:table-cell office:value-type="string" calcext:value-type="string">
            <text:p><text:a xlink:href="python://for%20each=%22move%20in%20objects.env['account.move'].search([('id',%20'in',%20objects._retrive_moves_ids()),('date',%20'%3E=',%20period[0]),('date',%20'%3C=',%20period[1]),%20('journal_id.book_group_id',%20'=',%20False)],%20order='date,%20id')%22" xlink:type="simple">for each move</text:a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2">
          <table:table-cell table:style-name="ce20" office:value-type="string" calcext:value-type="string">
            <text:p><text:a xlink:href="python://myget('number')" xlink:type="simple">number</text:a><text:a xlink:href="python://if%20test=%22myset(%7B'number':myget('number')+1%7D)%22" xlink:type="simple">incrementar numero</text:a><text:a xlink:href="python:///if" xlink:type="simple">/if</text:a></text:p>
          </table:table-cell>
          <table:table-cell table:style-name="ce11" office:value-type="string" calcext:value-type="string">
            <text:p><text:a xlink:href="python://formatLang(move.date,%20date='True')" xlink:type="simple">date</text:a></text:p>
          </table:table-cell>
          <table:table-cell table:style-name="ce14" office:value-type="string" calcext:value-type="string" table:number-columns-spanned="2" table:number-rows-spanned="1">
            <text:p><text:span text:style-name="T3"><text:a xlink:href="python://move.display_name%20+%20(move.partner_id%20and%20'%20-%20%25s'%20%25%20move.partner_id.name%20or%20'')" xlink:type="simple">display_name</text:a></text:span><text:span text:style-name="T3"><text:a xlink:href="python://(move.ref%20and%20move.ref%20!=%20move.name)%20and%20'%20-%20%25s'%20%25%20move.ref%20or%20''" xlink:type="simple"> - ref</text:a></text:span></text:p>
          </table:table-cell>
          <table:covered-table-cell table:style-name="ce20"/>
          <table:table-cell table:style-name="ce18" table:number-columns-repeated="2"/>
        </table:table-row>
        <table:table-row table:style-name="ro2">
          <table:table-cell office:value-type="string" calcext:value-type="string">
            <text:p><text:a xlink:href="python://for%20each=%22line%20in%20move.line_ids.sorted(lambda%20x:%20x.credit)%22" xlink:type="simple">for each line</text:a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2">
          <table:table-cell/>
          <table:table-cell table:style-name="ce3"/>
          <table:table-cell table:style-name="ce16" office:value-type="string" calcext:value-type="string">
            <text:p><text:span text:style-name="T2"><text:a xlink:href="python://line.account_id.code" xlink:type="simple">account code</text:a></text:span></text:p>
          </table:table-cell>
          <table:table-cell table:style-name="ce16" office:value-type="string" calcext:value-type="string">
            <text:p><text:span text:style-name="T2"><text:a xlink:href="python://line.account_id.name" xlink:type="simple">account name</text:a></text:span></text:p>
          </table:table-cell>
          <table:table-cell table:style-name="ce19" office:value-type="string" calcext:value-type="string">
            <text:p><text:a xlink:href="python://line.debit" xlink:type="simple">debit</text:a></text:p>
          </table:table-cell>
          <table:table-cell table:style-name="ce19" office:value-type="string" calcext:value-type="string">
            <text:p><text:a xlink:href="python://line.credit" xlink:type="simple">credit</text:a></text:p>
          </table:table-cell>
        </table:table-row>
        <table:table-row table:style-name="ro2">
          <table:table-cell table:style-name="ce7" office:value-type="string" calcext:value-type="string">
            <text:p><text:span text:style-name="T2"><text:a xlink:href="python:///for" xlink:type="simple">end for</text:a></text:span></text:p>
          </table:table-cell>
          <table:table-cell table:style-name="ce3" table:number-columns-repeated="2"/>
          <table:table-cell table:style-name="ce8"/>
          <table:table-cell table:style-name="ce19" table:number-columns-repeated="2"/>
        </table:table-row>
        <table:table-row table:style-name="ro2">
          <table:table-cell office:value-type="string" calcext:value-type="string">
            <text:p><text:a xlink:href="python:///for" xlink:type="simple">end for</text:a></text:p>
          </table:table-cell>
          <table:table-cell table:style-name="ce12" table:number-columns-repeated="3"/>
          <table:table-cell table:number-columns-repeated="2"/>
        </table:table-row>
        <table:table-row table:style-name="ro2">
          <table:table-cell table:style-name="ce7" office:value-type="string" calcext:value-type="string">
            <text:p><text:span text:style-name="T2"><text:a xlink:href="python://for%20each=%22group%20in%20objects.env['account.move.line'].search([('move_id',%20'in',%20objects._retrive_moves_ids()),('date',%20'%3E=',%20period[0]),('date',%20'%3C=',%20period[1]),%20('journal_id.book_group_id',%20'!=',%20False)]).mapped('journal_id.book_group_id')%22" xlink:type="simple">for each group</text:a></text:span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2">
          <table:table-cell table:style-name="ce20" office:value-type="string" calcext:value-type="string">
            <text:p><text:a xlink:href="python://myget('number')" xlink:type="simple">number</text:a><text:a xlink:href="python://if%20test=%22myset(%7B'number':myget('number')+1%7D)%22" xlink:type="simple">incrementar numero</text:a><text:a xlink:href="python:///if" xlink:type="simple">/if</text:a></text:p>
          </table:table-cell>
          <table:table-cell table:style-name="ce11" office:value-type="string" calcext:value-type="string">
            <text:p><text:a xlink:href="python://formatLang(period[1],%20date='True')" xlink:type="simple">date</text:a></text:p>
          </table:table-cell>
          <table:table-cell table:style-name="ce14" office:value-type="string" calcext:value-type="string" table:number-columns-spanned="2" table:number-rows-spanned="1">
            <text:p><text:span text:style-name="T3"><text:a xlink:href="python://group.name" xlink:type="simple">name</text:a></text:span></text:p>
          </table:table-cell>
          <table:covered-table-cell table:style-name="ce20"/>
          <table:table-cell table:style-name="ce18" table:number-columns-repeated="2"/>
        </table:table-row>
        <table:table-row table:style-name="ro2">
          <table:table-cell office:value-type="string" calcext:value-type="string">
            <text:p><text:a xlink:href="python://for%20each=%22line%20in%20objects.env['account.move.line'].read_group([('move_id',%20'in',%20objects.ids),('date',%20'%3E=',%20period[0]),('date',%20'%3C=',%20period[1]),%20('journal_id.book_group_id',%20'=',%20group.id),%20('debit',%20'%3E',%200.0)],%20['account_id',%20'debit',%20'credit'],%20['account_id'],%20orderby='debit%20desc')%20+%20objects.env['account.move.line'].read_group([('move_id',%20'in',%20objects._retrive_moves_ids()),%20('date',%20'%3E=',%20period[0]),('date',%20'%3C=',%20period[1]),('journal_id.book_group_id',%20'=',%20group.id),%20('credit',%20'%3E',%200.0)],%20['account_id',%20'debit',%20'credit'],%20['account_id'],%20orderby='debit%20desc')%22" xlink:type="simple">for each line</text:a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<text:a xlink:href="python://objects.env['account.account'].browse(line['account_id'][0]).code" xlink:type="simple">account code</text:a></text:p>
          </table:table-cell>
          <table:table-cell table:style-name="ce8" office:value-type="string" calcext:value-type="string">
            <text:p><text:a xlink:href="python://objects.env['account.account'].browse(line['account_id'][0]).name" xlink:type="simple">account name</text:a></text:p>
          </table:table-cell>
          <table:table-cell table:style-name="ce19" office:value-type="string" calcext:value-type="string">
            <text:p><text:a xlink:href="python://line.debit" xlink:type="simple">debit</text:a></text:p>
          </table:table-cell>
          <table:table-cell table:style-name="ce19" office:value-type="string" calcext:value-type="string">
            <text:p><text:a xlink:href="python://line.credit" xlink:type="simple">credit</text:a></text:p>
          </table:table-cell>
        </table:table-row>
        <table:table-row table:style-name="ro2">
          <table:table-cell office:value-type="string" calcext:value-type="string">
            <text:p><text:a xlink:href="python:///for" xlink:type="simple">end for</text:a></text:p>
          </table:table-cell>
          <table:table-cell table:style-name="ce12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<text:a xlink:href="python:///for" xlink:type="simple">end for</text:a>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<text:a xlink:href="python:///for" xlink:type="simple">end for</text:a>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5" table:default-cell-style-name="Default"/>
        <table:table-column table:style-name="co6" table:number-columns-repeated="4" table:default-cell-style-name="Default"/>
        <table:table-row table:style-name="ro2">
          <table:table-cell office:value-type="string" calcext:value-type="string">
            <text:p>N.º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 / Cuenta</text:p>
          </table:table-cell>
          <table:table-cell office:value-type="string" calcext:value-type="string">
            <text:p>Debe</text:p>
          </table:table-cell>
          <table:table-cell office:value-type="string" calcext:value-type="string">
            <text:p>Hab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4" office:value-type="date" office:date-value="2012-12-12" calcext:value-type="date">
            <text:p>12/12/12</text:p>
          </table:table-cell>
          <table:table-cell office:value-type="string" calcext:value-type="string">
            <text:p>Ventas</text:p>
          </table:table-cell>
          <table:table-cell table:number-columns-repeated="2"/>
        </table:table-row>
      </table:table>
      <table:table table:name="Hoja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Thin" svg:font-family="'Noto Sans CJK SC Thi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Noto Sans CJK SC Thin" style:font-family-asian="'Noto Sans CJK SC Thin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1:44:54.0027930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19T08:24:43</meta:creation-date>
    <dc:date>2022-05-10T11:45:58.641742251</dc:date>
    <meta:editing-duration>PT19H36M30S</meta:editing-duration>
    <meta:editing-cycles>116</meta:editing-cycles>
    <meta:generator>LibreOffice/6.4.7.2$Linux_X86_64 LibreOffice_project/40$Build-2</meta:generator>
    <meta:document-statistic meta:table-count="3" meta:cell-count="39" meta:object-count="0"/>
  </office:meta>
</office:document-meta>
</file>